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5.9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SP32-C3 RISC V Developer Board - 4 MB SPI Flash - DevKitC-02 ESP32-C3-WROOM-02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SP32-C6-DevKitC-1-N8 - 8MB SPI Flash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QT Py ESP32-S2 WiFi Dev Board with STEMMA QT</text:p>
          </table:table-cell>
          <table:table-cell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Saola 1R Dev Kit featuring ESP32-S2 WROVER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Feather - 4 MB Flash + 2 MB PSRAM - STEMMA QT / Qwiic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inyS2 - ESP32-S2 Development Board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etro ESP32-S2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Feather with BME280 Sensor - STEMMA QT - 4MB Flash + 2 MB PSRAM</text:p>
          </table:table-cell>
          <table:table-cell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eatherS2 - ESP32-S2 Feather Development Board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QT Py ESP32-S3 WiFi Dev Board with STEMMA QT - 8 MB Flash / No PSRAM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QT Py S3 with 2MB PSRAM WiFi Dev Board with STEMMA Q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-DevKitC-1-N8 - ESP32-S3-WROOM-1 Dev Board - 8MB Flash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-DevKitM-1-N8 - ESP32-S3-MINI-1 Dev Board - 8 MB Flash</text:p>
          </table:table-cell>
          <table:table-cell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 Feather with 4MB Flash 2MB PSRAM - STEMMA QT / Qwi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 Feather with STEMMA QT / Qwiic - 8MB Flash No PSRAM</text:p>
          </table:table-cell>
          <table:table-cell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-DevKitC-1-N8R2 - ESP32-S3-WROOM-1 - 8MB Flash 2MB PSRAM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­-S3­-DevKitC-1 - ESP32-S3-WROOM-2 - 32MB Flash 8MB PSRAM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ESP32-S3-DevKitC-1-N8R8 - ESP32-S3-WROOM-1 - 8MB Flash 8MB PSRAM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TinyS3 - ESP32-S3 Development Board by Unexpected Maker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TinyS3 ESP32-S3 with u.FL by Unexpected Maker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FeatherS3 - ESP32-S3 Development Board by Unexpected Maker</text:p>
          </table:table-cell>
          <table:table-cell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FeatherS3 ESP32-S3 with u.FL by Unexpected Maker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ProS3 - ESP32-S3 Development Board by Unexpected Maker</text:p>
          </table:table-cell>
          <table:table-cell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3</text:p>
          </table:table-cell>
          <table:table-cell table:style-name="ce2" office:value-type="string" calcext:value-type="string">
            <text:p>ProS3 ESP32-S3 with u.FL by Unexpected Maker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AirLift – ESP32 WiFi Co-Processor Breakout Board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string" calcext:value-type="string">
            <text:p>AirLift FeatherWing – ESP32 WiFi Co-Processor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HUZZAH32 – ESP32 Breakout Board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14.95" calcext:value-type="float">
            <text:p>14.95</text:p>
          </table:table-cell>
          <table:table-cell/>
          <table:table-cell office:value-type="string" calcext:value-type="string">
            <text:p>AirLift Bitsy Add-On – ESP32 WiFi Co-Processor</text:p>
          </table:table-cell>
          <table:table-cell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14.95" calcext:value-type="float">
            <text:p>14.95</text:p>
          </table:table-cell>
          <table:table-cell/>
          <table:table-cell office:value-type="string" calcext:value-type="string">
            <text:p>QT Py ESP32 Pico - WiFi Dev Board with STEMMA QT - 8MB Flash 2MB PSR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spressif ESP32 Development Board - Developer Edition</text:p>
          </table:table-cell>
          <table:table-cell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ESP32 Feather V2 w.FL Antenna - 8MB Flash + 2 MB PSRAM - STEMMA Q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HUZZAH32 – ESP32 Feather Board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HUZZAH32 – ESP32 Feather Board (pre-soldered)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1.95" calcext:value-type="float">
            <text:p>21.95</text:p>
          </table:table-cell>
          <table:table-cell/>
          <table:table-cell office:value-type="string" calcext:value-type="string">
            <text:p>HUZZAH32 – ESP32 Feather Board - with Stacking Headers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21.95" calcext:value-type="float">
            <text:p>21.95</text:p>
          </table:table-cell>
          <table:table-cell/>
          <table:table-cell office:value-type="string" calcext:value-type="string">
            <text:p>TinyPICO ESP32 Development Board with USB-C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string" calcext:value-type="string">
            <text:p>Metro M7 with AirLift - Featuring NXP iMX RT101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string" calcext:value-type="string">
            <text:p>Metro M4 Express AirLift (WiFi) - Lite</text:p>
          </table:table-cell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37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2:30:07.021422340</meta:creation-date>
    <dc:date>2023-09-07T13:33:31.354516561</dc:date>
    <meta:editing-duration>PT1H2M33S</meta:editing-duration>
    <meta:editing-cycles>25</meta:editing-cycles>
    <meta:generator>LibreOffice/7.3.7.2$Linux_X86_64 LibreOffice_project/30$Build-2</meta:generator>
    <meta:document-statistic meta:table-count="1" meta:cell-count="139" meta:object-count="0"/>
  </office:meta>
</office:document-meta>
</file>